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Factory.newInstance( String factoryClassName ,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formerFactory.Transform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ansformer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